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5992085600493979862"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4387743228451634063"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2695384607052045018"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t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5597400812764856995" text:style-name="L4">
        <text:list-item>
          <text:p text:style-name="P6">Je suis complétement mort, je sens plus mes orteils, même pas je boot l'ordie.</text:p>
        </text:list-item>
      </text:list>
      <text:p text:style-name="P1"/>
      <text:p text:style-name="P1">Mercredi 25 Mai :</text:p>
      <text:list xml:id="list3757751682534361350"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2029627012398029058"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743694913083346361"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9195620823841722244"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3660027583941229878"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371722281448259794"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3713712201559712898"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1550076423402501118"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7094456729109038759"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467500489668773709"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5418236430131275561"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1175313662898357774"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3784150105485965528"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3270941317314901558"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juin :</text:p>
      <text:list xml:id="list6178040576330391449"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4836829312157993786" text:style-name="L20">
        <text:list-item>
          <text:p text:style-name="P22">Sus ?</text:p>
        </text:list-item>
      </text:list>
      <text:p text:style-name="P1"/>
      <text:p text:style-name="P1">Vendredi 10 Mai :</text:p>
      <text:list xml:id="list2148673798107481306"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703156338696090356"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1801456702518509957"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8163944136874032862"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4646083264651074254"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41302435" text:continue-list="list4836829312157993786"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1291719"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1273859" text:continue-numbering="true" text:style-name="L20">
        <text:list-item>
          <text:p text:style-name="P22">Fin de l'écriture des dialogues du Sanctuaire, j'ai officielement plus à continuer l'histoire pour la deuxième preview.</text:p>
        </text:list-item>
        <text:list-item>
          <text:p text:style-name="P22">Le deuxième Sanctuaire est placé et les bulles de dialogues ont été ajusté. Aucun bug à</text:p>
          <text:p text:style-name="P22">l'horizon pour le moment.</text:p>
        </text:list-item>
        <text:list-item>
          <text:p text:style-name="P22">J'ai commencé à rentrer des skills pour chaque personnage pour qu'on ait un peu de choix dans la preview quand même, mais ça va être très long.</text:p>
        </text:list-item>
        <text:list-item>
          <text:p text:style-name="P22">Faire ces skills c'est pas facile. J'ai aucune idée de la redondance que je m'autorise, et pour l'instant c'est carrément "aucune".</text:p>
        </text:list-item>
      </text:list>
      <text:p text:style-name="P1"><text:soft-page-break/>Mercredi 25 Janvier</text:p>
      <text:list xml:id="list41273671" text:continue-numbering="true" text:style-name="L20">
        <text:list-item>
          <text:p text:style-name="P22">Je continue d'entrer des skills dans l'engine, avec plus ou moins de succés en fonction de ma chance et mon imagination.</text:p>
        </text:list-item>
        <text:list-item>
          <text:p text:style-name="P22">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2">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2">Pas beaucoup d'anecdote mis à part que je sais absolument pas quoi faire de Shumbus de ce coté. J'ai épuisé toute son utilité in-lore en 2 skills et j'me retrouve comme un con devant elle à me demander comment la rendre utilisable.</text:p>
        </text:list-item>
      </text:list>
      <text:p text:style-name="P1"/>
      <text:p text:style-name="P1">Jeudi 26 Janvier</text:p>
      <text:list xml:id="list41276868" text:continue-numbering="true" text:style-name="L20">
        <text:list-item>
          <text:p text:style-name="P22">Encore une session passé à reflechir à et faire des skills pour les unités. 5 aujourd'hui.</text:p>
        </text:list-item>
        <text:list-item>
          <text:p text:style-name="P22">Ce sont les skills qui sont largement les moins flashy mais aussi les plus complexe à faire que j'ai taclé aujourd'hui. Encore une fois je comprends mieux et j'ai pu mettre à jour d'autres skills qui me laissaient un goût amer.</text:p>
        </text:list-item>
        <text:list-item>
          <text:p text:style-name="P22">Toute les unités ont 2 skills à choisir pour le moment (sauf Shumbus qui n'en a qu'un). Je vais commencer les tests ainsi que les vérifications (incluant l'ajout de musique) avant d'aller plus loin. 2 c'est pas si mal, et je suis de toute façon arrivé à cours d'idée pour le mo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1-26T21:04:31.68</dc:date>
    <dc:creator>Alain Brazia</dc:creator>
    <meta:editing-duration>P1DT13H36M20S</meta:editing-duration>
    <meta:editing-cycles>45</meta:editing-cycles>
    <meta:generator>OpenOffice/4.1.5$Win32 OpenOffice.org_project/415m1$Build-9789</meta:generator>
    <meta:document-statistic meta:table-count="0" meta:image-count="0" meta:object-count="0" meta:page-count="9" meta:paragraph-count="175" meta:word-count="5348" meta:character-count="29488"/>
  </office:meta>
</office:document-meta>
</file>